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4pt" officeooo:rsid="001a2135" officeooo:paragraph-rsid="001a2135" style:font-size-asian="14pt" style:font-size-complex="14pt"/>
    </style:style>
    <style:style style:name="P2" style:family="paragraph" style:parent-style-name="Standard">
      <style:text-properties style:font-name="Nimbus Sans L" fo:font-size="14pt" officeooo:rsid="001bf79e" officeooo:paragraph-rsid="001bf79e" style:font-size-asian="14pt" style:font-size-complex="14pt"/>
    </style:style>
    <style:style style:name="T1" style:family="text">
      <style:text-properties fo:background-color="#009900" loext:char-shading-value="0"/>
    </style:style>
    <style:style style:name="T2" style:family="text">
      <style:text-properties fo:background-color="#ff6666" loext:char-shading-value="0"/>
    </style:style>
    <style:style style:name="T3" style:family="text">
      <style:text-properties officeooo:rsid="001a2135" fo:background-color="#ff6666" loext:char-shading-value="0"/>
    </style:style>
    <style:style style:name="T4" style:family="text">
      <style:text-properties fo:background-color="#9999ff" loext:char-shading-value="0"/>
    </style:style>
    <style:style style:name="T5" style:family="text">
      <style:text-properties fo:background-color="#9999ff" loext:char-shading-value="0"/>
    </style:style>
    <style:style style:name="T6" style:family="text">
      <style:text-properties officeooo:rsid="001d19a3"/>
    </style:style>
    <style:style style:name="T7" style:family="text">
      <style:text-properties fo:background-color="#00cc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arametre_entre</text:span> = <text:span text:style-name="T2">raw_input</text:span>(<text:span text:style-name="T7">‘Entrer un chiffre: ’</text:span>)</text:p>
      <text:p text:style-name="P1"/>
      <text:p text:style-name="P1"><text:span text:style-name="T2">def</text:span> <text:span text:style-name="T4">transforme</text:span>(<text:span text:style-name="T5">romain</text:span>):</text:p>
      <text:p text:style-name="P1"><text:s text:c="3"/><text:span text:style-name="T5">chiffres</text:span> = { <text:span text:style-name="T7">“I”</text:span><text:span text:style-name="T9">: </text:span><text:span text:style-name="T7">1</text:span><text:span text:style-name="T9">, </text:span><text:span text:style-name="T7">“II”</text:span><text:span text:style-name="T9">: </text:span><text:span text:style-name="T7">2</text:span><text:span text:style-name="T9">, </text:span><text:span text:style-name="T7">“III”</text:span><text:span text:style-name="T9">: </text:span><text:span text:style-name="T7">3</text:span><text:span text:style-name="T9">, </text:span><text:span text:style-name="T7">“IV”</text:span><text:span text:style-name="T9">: </text:span><text:span text:style-name="T7">4</text:span><text:span text:style-name="T9">, </text:span><text:span text:style-name="T7">“V”</text:span><text:span text:style-name="T9">: </text:span><text:span text:style-name="T7">5</text:span><text:span text:style-name="T9">, </text:span><text:span text:style-name="T7">“X”</text:span><text:span text:style-name="T9">: </text:span><text:span text:style-name="T7">10</text:span> }</text:p>
      <text:p text:style-name="P1"><text:s text:c="3"/><text:span text:style-name="T2">return</text:span> <text:span text:style-name="T5">chiffres</text:span>[<text:span text:style-name="T5">romain</text:span>]</text:p>
      <text:p text:style-name="P1"/>
      <text:p text:style-name="P1"><text:span text:style-name="T4">resultat</text:span> = <text:span text:style-name="T4">transforme</text:span>(<text:span text:style-name="T5">parametre_entre</text:span>)</text:p>
      <text:p text:style-name="P1"><text:span text:style-name="T2">print</text:span> <text:span text:style-name="T4">resultat</text:span></text:p>
      <text:p text:style-name="P1"/>
      <text:p text:style-name="P2"><text:span text:style-name="T4">bleu </text:span>: <text:span text:style-name="T6">noms choisis (variables / fonctions)</text:span></text:p>
      <text:p text:style-name="P2"><text:span text:style-name="T7">vert jaune</text:span>: <text:span text:style-name="T6">données</text:span> </text:p>
      <text:p text:style-name="P2"><text:span text:style-name="T3">rouge</text:span> : mots réserv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33:11.348506053</meta:creation-date>
    <dc:date>2019-02-28T22:50:39.358434295</dc:date>
    <meta:editing-duration>PT10M1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9" meta:word-count="45" meta:character-count="304" meta:non-whitespace-character-count="261"/>
  </office:meta>
</office:document-meta>
</file>